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Sans1" svg:font-family="'Lucida Sans'" style:font-family-generic="swiss"/>
    <style:font-face style:name="Lucida Sans2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3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4.05cm" fo:min-width="2.454cm"/>
    </style:style>
    <style:style style:name="gr2" style:family="graphic" style:parent-style-name="standard">
      <style:graphic-properties draw:stroke="none" svg:stroke-color="#000000" draw:fill="none" draw:fill-color="#ffffff" fo:min-height="3.889cm"/>
    </style:style>
    <style:style style:name="gr3" style:family="graphic" style:parent-style-name="standard">
      <style:graphic-properties draw:stroke="none" svg:stroke-color="#000000" draw:fill="none" draw:fill-color="#ffffff" fo:min-height="3.02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4.05cm" fo:min-width="3.469cm"/>
    </style:style>
    <style:style style:name="gr5" style:family="graphic" style:parent-style-name="standard">
      <style:graphic-properties draw:stroke="none" svg:stroke-color="#000000" draw:fill="none" draw:fill-color="#ffffff" fo:min-height="3.457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4.05cm" fo:min-width="2.60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4.05cm" fo:min-width="3.524cm"/>
    </style:style>
    <style:style style:name="gr8" style:family="graphic" style:parent-style-name="standard">
      <style:graphic-properties draw:textarea-horizontal-align="justify" draw:textarea-vertical-align="middle" draw:auto-grow-height="false" fo:min-height="0.358cm" fo:min-width="1.75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stroke="none" svg:stroke-color="#000000" draw:fill="none" draw:fill-color="#ffffff" fo:min-height="0.8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44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4.05cm" fo:min-width="3.342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154cm" fo:min-width="2.844cm"/>
    </style:style>
    <style:style style:name="gr15" style:family="graphic" style:parent-style-name="standard">
      <style:graphic-properties draw:stroke="none" svg:stroke-color="#000000" draw:fill="none" draw:fill-color="#ffffff" fo:min-height="1.889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233cm" fo:min-width="2.844cm"/>
    </style:style>
    <style:style style:name="gr17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54cm" svg:height="4.3cm" svg:x="7.922cm" svg:y="1.89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58cm" svg:height="4.139cm" svg:x="8.076cm" svg:y="2.161cm">
          <draw:text-box>
            <text:p><text:span text:style-name="T1">formation</text:span></text:p>
            <text:p text:style-name="P2"><text:span text:style-name="T2">Id </text:span></text:p>
            <text:p text:style-name="P2"><text:span text:style-name="T2">Libelle </text:span></text:p>
            <text:p text:style-name="P2"><text:span text:style-name="T2">LibelleLong </text:span></text:p>
            <text:p text:style-name="P2"><text:span text:style-name="T2"> </text:span></text:p>
            <text:p text:style-name="P2"><text:span text:style-name="T2">NbHeure </text:span></text:p>
            <text:p text:style-name="P2"><text:span text:style-name="T2">Prix </text:span></text:p>
            <text:p><text:span text:style-name="T1"/></text:p>
          </draw:text-box>
        </draw:frame>
        <draw:custom-shape draw:style-name="gr1" draw:text-style-name="P1" draw:layer="layout" svg:width="2.954cm" svg:height="4.3cm" svg:x="8.522cm" svg:y="10.0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58cm" svg:height="3.275cm" svg:x="8.676cm" svg:y="10.361cm">
          <draw:text-box>
            <text:p><text:span text:style-name="T1">user</text:span></text:p>
            <text:p><text:span text:style-name="T3">id</text:span></text:p>
            <text:p text:style-name="P2"><text:span text:style-name="T2">Nom </text:span></text:p>
            <text:p text:style-name="P2"><text:span text:style-name="T2">Prénom</text:span></text:p>
            <text:p text:style-name="P2"><text:span text:style-name="T2">Tel </text:span></text:p>
            <text:p text:style-name="P2"><text:span text:style-name="T2">Code </text:span></text:p>
            <text:p><text:span text:style-name="T1"/></text:p>
          </draw:text-box>
        </draw:frame>
        <draw:custom-shape draw:style-name="gr4" draw:text-style-name="P1" draw:layer="layout" svg:width="3.969cm" svg:height="4.3cm" svg:x="14.122cm" svg:y="7.0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256cm" svg:height="3.707cm" svg:x="14.376cm" svg:y="7.361cm">
          <draw:text-box>
            <text:p><text:span text:style-name="T1">roles</text:span></text:p>
            <text:p><text:span text:style-name="T3">id</text:span></text:p>
            <text:p text:style-name="P2"><text:span text:style-name="T2">libelle_role </text:span></text:p>
            <text:p><text:span text:style-name="T1"/></text:p>
          </draw:text-box>
        </draw:frame>
        <draw:custom-shape draw:style-name="gr6" draw:text-style-name="P1" draw:layer="layout" svg:width="3.107cm" svg:height="4.3cm" svg:x="1.921cm" svg:y="8.5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8cm" svg:height="3.707cm" svg:x="2.075cm" svg:y="8.861cm">
          <draw:text-box>
            <text:p><text:span text:style-name="T1">connexion</text:span></text:p>
            <text:p><text:span text:style-name="T3">id</text:span></text:p>
            <text:p text:style-name="P2"><text:span text:style-name="T2">Email</text:span></text:p>
            <text:p text:style-name="P2"><text:span text:style-name="T2">motDePass</text:span></text:p>
            <text:p><text:span text:style-name="T1"/></text:p>
          </draw:text-box>
        </draw:frame>
        <draw:custom-shape draw:style-name="gr6" draw:text-style-name="P1" draw:layer="layout" svg:width="3.107cm" svg:height="4.3cm" svg:x="14.921cm" svg:y="16.1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8cm" svg:height="3.707cm" svg:x="15.075cm" svg:y="16.461cm">
          <draw:text-box>
            <text:p><text:span text:style-name="T1">image</text:span></text:p>
            <text:p><text:span text:style-name="T3">id</text:span></text:p>
            <text:p text:style-name="P2"><text:span text:style-name="T2">Photo</text:span></text:p>
            <text:p text:style-name="P2"><text:span text:style-name="T2">Cv</text:span></text:p>
            <text:p><text:span text:style-name="T1"/></text:p>
          </draw:text-box>
        </draw:frame>
        <draw:custom-shape draw:style-name="gr7" draw:text-style-name="P1" draw:layer="layout" svg:width="4.024cm" svg:height="4.3cm" svg:x="2.021cm" svg:y="16.6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4cm" svg:height="3.707cm" svg:x="2.175cm" svg:y="16.961cm">
          <draw:text-box>
            <text:p><text:span text:style-name="T1">Projet</text:span></text:p>
            <text:p><text:span text:style-name="T2">Id </text:span></text:p>
            <text:p text:style-name="P2"><text:span text:style-name="T2">Nom </text:span></text:p>
            <text:p text:style-name="P2"><text:span text:style-name="T2">Description </text:span></text:p>
            <text:p text:style-name="P2"><text:span text:style-name="T2">NbHeure </text:span></text:p>
            <text:p text:style-name="P2"><text:span text:style-name="T2">TechnoAmaitrisé</text:span></text:p>
            <text:p><text:span text:style-name="T1"/></text:p>
          </draw:text-box>
        </draw:frame>
        <draw:custom-shape draw:style-name="gr8" draw:text-style-name="P4" draw:layer="layout" svg:width="3.18cm" svg:height="0.86cm" svg:x="13.119cm" svg:y="1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4.641cm" svg:y1="11.396cm" svg:x2="14.641cm" svg:y2="12.625cm">
          <text:p/>
        </draw:line>
        <draw:line draw:style-name="gr9" draw:text-style-name="P5" draw:layer="layout" svg:x1="13.119cm" svg:y1="13.053cm" svg:x2="11.476cm" svg:y2="13.031cm">
          <text:p/>
        </draw:line>
        <draw:frame draw:style-name="gr10" draw:text-style-name="P6" draw:layer="layout" svg:width="2.205cm" svg:height="0.683cm" svg:x="13.674cm" svg:y="12.732cm">
          <draw:text-box>
            <text:p><text:span text:style-name="T4">possède</text:span></text:p>
          </draw:text-box>
        </draw:frame>
        <draw:custom-shape draw:style-name="gr8" draw:text-style-name="P4" draw:layer="layout" svg:width="3.18cm" svg:height="0.86cm" svg:x="4.02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625cm" svg:height="1.115cm" svg:x="4.575cm" svg:y="13.533cm">
          <draw:text-box>
            <text:p><text:span text:style-name="T4">connexion</text:span></text:p>
          </draw:text-box>
        </draw:frame>
        <draw:frame draw:style-name="gr12" draw:text-style-name="P6" draw:layer="layout" svg:width="1.044cm" svg:height="0.683cm" svg:x="13.584cm" svg:y="11.594cm">
          <draw:text-box>
            <text:p><text:span text:style-name="T4">0,n</text:span></text:p>
          </draw:text-box>
        </draw:frame>
        <draw:frame draw:style-name="gr12" draw:text-style-name="P6" draw:layer="layout" svg:width="1.044cm" svg:height="0.683cm" svg:x="11.784cm" svg:y="12.195cm">
          <draw:text-box>
            <text:p><text:span text:style-name="T4">1,1</text:span></text:p>
          </draw:text-box>
        </draw:frame>
        <draw:line draw:style-name="gr9" draw:text-style-name="P5" draw:layer="layout" svg:x1="4.432cm" svg:y1="12.896cm" svg:x2="4.432cm" svg:y2="13.526cm">
          <text:p/>
        </draw:line>
        <draw:line draw:style-name="gr9" draw:text-style-name="P5" draw:layer="layout" svg:x1="7.2cm" svg:y1="13.913cm" svg:x2="8.522cm" svg:y2="13.869cm">
          <text:p/>
        </draw:line>
        <draw:frame draw:style-name="gr12" draw:text-style-name="P6" draw:layer="layout" svg:width="1.044cm" svg:height="0.683cm" svg:x="7.184cm" svg:y="13.196cm">
          <draw:text-box>
            <text:p><text:span text:style-name="T4">1,1</text:span></text:p>
          </draw:text-box>
        </draw:frame>
        <draw:frame draw:style-name="gr12" draw:text-style-name="P6" draw:layer="layout" svg:width="1.044cm" svg:height="0.683cm" svg:x="3.284cm" svg:y="12.795cm">
          <draw:text-box>
            <text:p><text:span text:style-name="T4">0,n</text:span></text:p>
          </draw:text-box>
        </draw:frame>
        <draw:custom-shape draw:style-name="gr8" draw:text-style-name="P4" draw:layer="layout" svg:width="3.18cm" svg:height="0.86cm" svg:x="8.021cm" svg:y="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625cm" svg:height="1.115cm" svg:x="8.576cm" svg:y="7.533cm">
          <draw:text-box>
            <text:p><text:span text:style-name="T4">inscription</text:span></text:p>
          </draw:text-box>
        </draw:frame>
        <draw:line draw:style-name="gr9" draw:text-style-name="P5" draw:layer="layout" svg:x1="9.393cm" svg:y1="6.196cm" svg:x2="9.415cm" svg:y2="7.533cm">
          <text:p/>
        </draw:line>
        <draw:line draw:style-name="gr9" draw:text-style-name="P5" draw:layer="layout" svg:x1="9.614cm" svg:y1="8.386cm" svg:x2="9.636cm" svg:y2="10.096cm">
          <text:p/>
        </draw:line>
        <draw:frame draw:style-name="gr12" draw:text-style-name="P6" draw:layer="layout" svg:width="1.044cm" svg:height="0.683cm" svg:x="8.384cm" svg:y="6.696cm">
          <draw:text-box>
            <text:p><text:span text:style-name="T4">1,n</text:span></text:p>
          </draw:text-box>
        </draw:frame>
        <draw:frame draw:style-name="gr12" draw:text-style-name="P6" draw:layer="layout" svg:width="1.044cm" svg:height="0.683cm" svg:x="8.684cm" svg:y="9.297cm">
          <draw:text-box>
            <text:p><text:span text:style-name="T4">0,n</text:span></text:p>
          </draw:text-box>
        </draw:frame>
        <draw:custom-shape draw:style-name="gr8" draw:text-style-name="P4" draw:layer="layout" svg:width="3.18cm" svg:height="0.86cm" svg:x="4.522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625cm" svg:height="1.115cm" svg:x="5.077cm" svg:y="6.633cm">
          <draw:text-box>
            <text:p><text:span text:style-name="T4">rediger</text:span></text:p>
          </draw:text-box>
        </draw:frame>
        <draw:line draw:style-name="gr9" draw:text-style-name="P5" draw:layer="layout" svg:x1="8.522cm" svg:y1="10.297cm" svg:x2="6.196cm" svg:y2="7.486cm">
          <text:p/>
        </draw:line>
        <draw:line draw:style-name="gr9" draw:text-style-name="P5" draw:layer="layout" svg:x1="5.976cm" svg:y1="6.633cm" svg:x2="7.922cm" svg:y2="4.586cm">
          <text:p/>
        </draw:line>
        <draw:frame draw:style-name="gr12" draw:text-style-name="P6" draw:layer="layout" svg:width="1.044cm" svg:height="0.683cm" svg:x="6.584cm" svg:y="8.798cm">
          <draw:text-box>
            <text:p><text:span text:style-name="T4">0,n</text:span></text:p>
          </draw:text-box>
        </draw:frame>
        <draw:frame draw:style-name="gr12" draw:text-style-name="P6" draw:layer="layout" svg:width="1.044cm" svg:height="0.683cm" svg:x="6.184cm" svg:y="4.999cm">
          <draw:text-box>
            <text:p><text:span text:style-name="T4">1,n</text:span></text:p>
          </draw:text-box>
        </draw:frame>
        <draw:custom-shape draw:style-name="gr8" draw:text-style-name="P4" draw:layer="layout" svg:width="3.18cm" svg:height="0.86cm" svg:x="11.222cm" svg:y="5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625cm" svg:height="1.115cm" svg:x="11.777cm" svg:y="5.933cm">
          <draw:text-box>
            <text:p><text:span text:style-name="T4">Assurer</text:span></text:p>
          </draw:text-box>
        </draw:frame>
        <draw:frame draw:style-name="gr12" draw:text-style-name="P6" draw:layer="layout" svg:width="1.044cm" svg:height="0.683cm" svg:x="11.585cm" svg:y="3.996cm">
          <draw:text-box>
            <text:p><text:span text:style-name="T4">1,n</text:span></text:p>
          </draw:text-box>
        </draw:frame>
        <draw:line draw:style-name="gr9" draw:text-style-name="P5" draw:layer="layout" svg:x1="11.476cm" svg:y1="10.096cm" svg:x2="12.943cm" svg:y2="6.786cm">
          <text:p/>
        </draw:line>
        <draw:line draw:style-name="gr9" draw:text-style-name="P5" draw:layer="layout" svg:x1="12.612cm" svg:y1="5.926cm" svg:x2="10.876cm" svg:y2="3.947cm">
          <text:p/>
        </draw:line>
        <draw:frame draw:style-name="gr12" draw:text-style-name="P6" draw:layer="layout" svg:width="1.044cm" svg:height="0.683cm" svg:x="12.085cm" svg:y="7.997cm">
          <draw:text-box>
            <text:p><text:span text:style-name="T4">0,n</text:span></text:p>
          </draw:text-box>
        </draw:frame>
        <draw:custom-shape draw:style-name="gr13" draw:text-style-name="P1" draw:layer="layout" svg:width="3.842cm" svg:height="4.3cm" svg:x="8.722cm" svg:y="16.9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88cm" svg:height="3.707cm" svg:x="8.876cm" svg:y="17.261cm">
          <draw:text-box>
            <text:p><text:span text:style-name="T1">domaineInterv</text:span></text:p>
            <text:p><text:span text:style-name="T3">id</text:span></text:p>
            <text:p text:style-name="P2"><text:span text:style-name="T2">nom</text:span></text:p>
            <text:p><text:span text:style-name="T1"/></text:p>
          </draw:text-box>
        </draw:frame>
        <draw:custom-shape draw:style-name="gr8" draw:text-style-name="P4" draw:layer="layout" svg:width="3.18cm" svg:height="0.86cm" svg:x="5.622cm" svg:y="1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625cm" svg:height="1.115cm" svg:x="6.177cm" svg:y="15.133cm">
          <draw:text-box>
            <text:p><text:span text:style-name="T4">inscription</text:span></text:p>
          </draw:text-box>
        </draw:frame>
        <draw:line draw:style-name="gr9" draw:text-style-name="P5" draw:layer="layout" svg:x1="8.71cm" svg:y1="14.396cm" svg:x2="7.717cm" svg:y2="15.126cm">
          <text:p/>
        </draw:line>
        <draw:line draw:style-name="gr9" draw:text-style-name="P5" draw:layer="layout" svg:x1="6.177cm" svg:y1="15.83cm" svg:x2="4.895cm" svg:y2="16.696cm">
          <text:p/>
        </draw:line>
        <draw:frame draw:style-name="gr12" draw:text-style-name="P6" draw:layer="layout" svg:width="1.044cm" svg:height="0.683cm" svg:x="7.184cm" svg:y="14.297cm">
          <draw:text-box>
            <text:p><text:span text:style-name="T4">0,n</text:span></text:p>
          </draw:text-box>
        </draw:frame>
        <draw:frame draw:style-name="gr12" draw:text-style-name="P6" draw:layer="layout" svg:width="1.044cm" svg:height="0.683cm" svg:x="4.784cm" svg:y="15.698cm">
          <draw:text-box>
            <text:p><text:span text:style-name="T4">1,n</text:span></text:p>
          </draw:text-box>
        </draw:frame>
        <draw:custom-shape draw:style-name="gr8" draw:text-style-name="P4" draw:layer="layout" svg:width="3.18cm" svg:height="0.86cm" svg:x="9.52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205cm" svg:height="0.683cm" svg:x="10.075cm" svg:y="15.533cm">
          <draw:text-box>
            <text:p><text:span text:style-name="T4">possède</text:span></text:p>
          </draw:text-box>
        </draw:frame>
        <draw:line draw:style-name="gr9" draw:text-style-name="P5" draw:layer="layout" svg:x1="10.451cm" svg:y1="14.396cm" svg:x2="10.407cm" svg:y2="15.426cm">
          <text:p/>
        </draw:line>
        <draw:line draw:style-name="gr9" draw:text-style-name="P5" draw:layer="layout" svg:x1="10.187cm" svg:y1="16.216cm" svg:x2="10.165cm" svg:y2="16.996cm">
          <text:p/>
        </draw:line>
        <draw:frame draw:style-name="gr12" draw:text-style-name="P6" draw:layer="layout" svg:width="1.044cm" svg:height="0.683cm" svg:x="9.584cm" svg:y="14.398cm">
          <draw:text-box>
            <text:p><text:span text:style-name="T4">1,n</text:span></text:p>
          </draw:text-box>
        </draw:frame>
        <draw:frame draw:style-name="gr12" draw:text-style-name="P6" draw:layer="layout" svg:width="1.044cm" svg:height="0.683cm" svg:x="9.284cm" svg:y="16.299cm">
          <draw:text-box>
            <text:p><text:span text:style-name="T4">1,n</text:span></text:p>
          </draw:text-box>
        </draw:frame>
        <draw:custom-shape draw:style-name="gr8" draw:text-style-name="P4" draw:layer="layout" svg:width="3.18cm" svg:height="0.86cm" svg:x="13.721cm" svg:y="1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205cm" svg:height="0.683cm" svg:x="14.276cm" svg:y="14.734cm">
          <draw:text-box>
            <text:p><text:span text:style-name="T4">possède</text:span></text:p>
          </draw:text-box>
        </draw:frame>
        <draw:line draw:style-name="gr9" draw:text-style-name="P5" draw:layer="layout" svg:x1="15.346cm" svg:y1="16.196cm" svg:x2="15.368cm" svg:y2="15.487cm">
          <text:p/>
        </draw:line>
        <draw:line draw:style-name="gr9" draw:text-style-name="P5" draw:layer="layout" svg:x1="14.276cm" svg:y1="14.734cm" svg:x2="11.476cm" svg:y2="13.913cm">
          <text:p/>
        </draw:line>
        <draw:frame draw:style-name="gr12" draw:text-style-name="P6" draw:layer="layout" svg:width="1.044cm" svg:height="0.683cm" svg:x="12.984cm" svg:y="13.696cm">
          <draw:text-box>
            <text:p><text:span text:style-name="T4">1,1</text:span></text:p>
          </draw:text-box>
        </draw:frame>
        <draw:frame draw:style-name="gr12" draw:text-style-name="P6" draw:layer="layout" svg:width="1.044cm" svg:height="0.683cm" svg:x="15.584cm" svg:y="15.397cm">
          <draw:text-box>
            <text:p><text:span text:style-name="T4">1,n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.954cm" svg:height="4.3cm" svg:x="8.522cm" svg:y="10.09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cm" svg:height="4.139cm" svg:x="8.676cm" svg:y="10.361cm">
          <draw:text-box>
            <text:p><text:span text:style-name="T1">user</text:span></text:p>
            <text:p><text:span text:style-name="T3">id</text:span></text:p>
            <text:p text:style-name="P2"><text:span text:style-name="T2">nom </text:span></text:p>
            <text:p text:style-name="P2"><text:span text:style-name="T2">prénom</text:span></text:p>
            <text:p text:style-name="P2"><text:span text:style-name="T2">tel </text:span></text:p>
            <text:p text:style-name="P2"><text:span text:style-name="T2">code </text:span></text:p>
            <text:p text:style-name="P2"><text:span text:style-name="T2">REFIDconn</text:span></text:p>
            <text:p text:style-name="P2"><text:span text:style-name="T2">REFIDimage</text:span></text:p>
            <text:p><text:span text:style-name="T3">REFIDroles</text:span></text:p>
          </draw:text-box>
        </draw:frame>
        <draw:custom-shape draw:style-name="gr6" draw:text-style-name="P1" draw:layer="layout" svg:width="3.107cm" svg:height="4.3cm" svg:x="1.921cm" svg:y="8.5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8cm" svg:height="3.707cm" svg:x="2.075cm" svg:y="8.861cm">
          <draw:text-box>
            <text:p><text:span text:style-name="T1">connexion</text:span></text:p>
            <text:p><text:span text:style-name="T3">id</text:span></text:p>
            <text:p text:style-name="P2"><text:span text:style-name="T2">email</text:span></text:p>
            <text:p text:style-name="P2"><text:span text:style-name="T2">motDePass</text:span></text:p>
            <text:p><text:span text:style-name="T1"/></text:p>
          </draw:text-box>
        </draw:frame>
        <draw:custom-shape draw:style-name="gr4" draw:text-style-name="P1" draw:layer="layout" svg:width="3.969cm" svg:height="4.3cm" svg:x="14.121cm" svg:y="7.0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256cm" svg:height="3.707cm" svg:x="14.375cm" svg:y="7.361cm">
          <draw:text-box>
            <text:p><text:span text:style-name="T1">roles</text:span></text:p>
            <text:p><text:span text:style-name="T3">id</text:span></text:p>
            <text:p text:style-name="P2"><text:span text:style-name="T2">libelle_role </text:span></text:p>
            <text:p><text:span text:style-name="T1"/></text:p>
          </draw:text-box>
        </draw:frame>
        <draw:custom-shape draw:style-name="gr1" draw:text-style-name="P1" draw:layer="layout" svg:width="2.954cm" svg:height="4.3cm" svg:x="7.922cm" svg:y="1.8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58cm" svg:height="3.275cm" svg:x="8.076cm" svg:y="2.161cm">
          <draw:text-box>
            <text:p><text:span text:style-name="T1">formation</text:span></text:p>
            <text:p text:style-name="P2"><text:span text:style-name="T2">id </text:span></text:p>
            <text:p text:style-name="P2"><text:span text:style-name="T2">libelle </text:span></text:p>
            <text:p text:style-name="P2"><text:span text:style-name="T2">libelleLongnbHeure </text:span></text:p>
            <text:p text:style-name="P2"><text:span text:style-name="T2">prix </text:span></text:p>
            <text:p><text:span text:style-name="T1"/></text:p>
          </draw:text-box>
        </draw:frame>
        <draw:custom-shape draw:style-name="gr7" draw:text-style-name="P1" draw:layer="layout" svg:width="4.024cm" svg:height="4.3cm" svg:x="2.021cm" svg:y="16.6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4cm" svg:height="3.707cm" svg:x="2.175cm" svg:y="16.961cm">
          <draw:text-box>
            <text:p><text:span text:style-name="T1">Projet</text:span></text:p>
            <text:p><text:span text:style-name="T2">Id </text:span></text:p>
            <text:p text:style-name="P2"><text:span text:style-name="T2">nom </text:span></text:p>
            <text:p text:style-name="P2"><text:span text:style-name="T2">description </text:span></text:p>
            <text:p text:style-name="P2"><text:span text:style-name="T2">nbHeure </text:span></text:p>
            <text:p text:style-name="P2"><text:span text:style-name="T2">technoAmaitrisé</text:span></text:p>
            <text:p><text:span text:style-name="T1"/></text:p>
          </draw:text-box>
        </draw:frame>
        <draw:custom-shape draw:style-name="gr13" draw:text-style-name="P1" draw:layer="layout" svg:width="3.842cm" svg:height="4.3cm" svg:x="8.722cm" svg:y="16.9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88cm" svg:height="3.707cm" svg:x="8.876cm" svg:y="17.261cm">
          <draw:text-box>
            <text:p><text:span text:style-name="T1">domaineInterv</text:span></text:p>
            <text:p><text:span text:style-name="T3">id</text:span></text:p>
            <text:p text:style-name="P2"><text:span text:style-name="T2">nom</text:span></text:p>
            <text:p><text:span text:style-name="T1"/></text:p>
          </draw:text-box>
        </draw:frame>
        <draw:custom-shape draw:style-name="gr6" draw:text-style-name="P1" draw:layer="layout" svg:width="3.107cm" svg:height="4.3cm" svg:x="14.921cm" svg:y="16.19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8cm" svg:height="3.707cm" svg:x="15.075cm" svg:y="16.461cm">
          <draw:text-box>
            <text:p><text:span text:style-name="T1">image</text:span></text:p>
            <text:p><text:span text:style-name="T3">id</text:span></text:p>
            <text:p text:style-name="P2"><text:span text:style-name="T2">photo</text:span></text:p>
            <text:p text:style-name="P2"><text:span text:style-name="T2">cv</text:span></text:p>
            <text:p><text:span text:style-name="T1"/></text:p>
          </draw:text-box>
        </draw:frame>
        <draw:custom-shape draw:style-name="gr14" draw:text-style-name="P1" draw:layer="layout" svg:width="3.344cm" svg:height="2.404cm" svg:x="2.322cm" svg:y="2.69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014cm" svg:height="2.139cm" svg:x="2.476cm" svg:y="2.961cm">
          <draw:text-box>
            <text:p><text:span text:style-name="T1">rédiger</text:span></text:p>
            <text:p text:style-name="P2"><text:span text:style-name="T2">idUser</text:span></text:p>
            <text:p text:style-name="P2"><text:span text:style-name="T2">idFormation</text:span></text:p>
            <text:p><text:span text:style-name="T1"/></text:p>
          </draw:text-box>
        </draw:frame>
        <draw:line draw:style-name="gr9" draw:text-style-name="P5" draw:layer="layout" svg:x1="8.522cm" svg:y1="10.096cm" svg:x2="3.903cm" svg:y2="5.1cm">
          <text:p/>
        </draw:line>
        <draw:line draw:style-name="gr9" draw:text-style-name="P5" draw:layer="layout" svg:x1="5.666cm" svg:y1="3.572cm" svg:x2="7.922cm" svg:y2="1.896cm">
          <text:p/>
        </draw:line>
        <draw:custom-shape draw:style-name="gr14" draw:text-style-name="P1" draw:layer="layout" svg:width="3.344cm" svg:height="2.404cm" svg:x="7.922cm" svg:y="6.89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014cm" svg:height="2.139cm" svg:x="8.076cm" svg:y="7.161cm">
          <draw:text-box>
            <text:p><text:span text:style-name="T1">inscription</text:span></text:p>
            <text:p text:style-name="P2"><text:span text:style-name="T2">idUser</text:span></text:p>
            <text:p><text:span text:style-name="T2">IdFormation</text:span></text:p>
          </draw:text-box>
        </draw:frame>
        <draw:line draw:style-name="gr9" draw:text-style-name="P5" draw:layer="layout" svg:x1="9.834cm" svg:y1="10.096cm" svg:x2="9.856cm" svg:y2="9.3cm">
          <text:p/>
        </draw:line>
        <draw:line draw:style-name="gr9" draw:text-style-name="P5" draw:layer="layout" svg:x1="9.57cm" svg:y1="6.896cm" svg:x2="9.57cm" svg:y2="6.196cm">
          <text:p/>
        </draw:line>
        <draw:custom-shape draw:style-name="gr14" draw:text-style-name="P1" draw:layer="layout" svg:width="3.344cm" svg:height="2.404cm" svg:x="12.122cm" svg:y="3.69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014cm" svg:height="2.139cm" svg:x="12.276cm" svg:y="3.961cm">
          <draw:text-box>
            <text:p><text:span text:style-name="T1">Assurer</text:span></text:p>
            <text:p text:style-name="P2"><text:span text:style-name="T2">idUser</text:span></text:p>
            <text:p><text:span text:style-name="T2">idFormation</text:span></text:p>
          </draw:text-box>
        </draw:frame>
        <draw:line draw:style-name="gr9" draw:text-style-name="P5" draw:layer="layout" svg:x1="11.476cm" svg:y1="10.096cm" svg:x2="13.582cm" svg:y2="6.1cm">
          <text:p/>
        </draw:line>
        <draw:line draw:style-name="gr9" draw:text-style-name="P5" draw:layer="layout" svg:x1="12.122cm" svg:y1="3.696cm" svg:x2="10.876cm" svg:y2="1.896cm">
          <text:p/>
        </draw:line>
        <draw:line draw:style-name="gr9" draw:text-style-name="P5" draw:layer="layout" svg:x1="5.028cm" svg:y1="11.003cm" svg:x2="8.522cm" svg:y2="12.237cm">
          <text:p/>
        </draw:line>
        <draw:custom-shape draw:style-name="gr14" draw:text-style-name="P1" draw:layer="layout" svg:width="3.344cm" svg:height="2.404cm" svg:x="3.822cm" svg:y="13.49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014cm" svg:height="2.139cm" svg:x="3.976cm" svg:y="13.761cm">
          <draw:text-box>
            <text:p><text:span text:style-name="T1">inscription</text:span></text:p>
            <text:p text:style-name="P2"><text:span text:style-name="T2">idUser</text:span></text:p>
            <text:p text:style-name="P2"><text:span text:style-name="T2">idProjet</text:span></text:p>
            <text:p><text:span text:style-name="T1"/></text:p>
          </draw:text-box>
        </draw:frame>
        <draw:line draw:style-name="gr9" draw:text-style-name="P5" draw:layer="layout" svg:x1="8.522cm" svg:y1="13.714cm" svg:x2="7.166cm" svg:y2="14.64cm">
          <text:p/>
        </draw:line>
        <draw:line draw:style-name="gr9" draw:text-style-name="P5" draw:layer="layout" svg:x1="5.314cm" svg:y1="15.9cm" svg:x2="5.336cm" svg:y2="16.696cm">
          <text:p/>
        </draw:line>
        <draw:custom-shape draw:style-name="gr16" draw:text-style-name="P1" draw:layer="layout" svg:width="3.344cm" svg:height="1.483cm" svg:x="8.722cm" svg:y="14.961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014cm" svg:height="2.3cm" svg:x="9.276cm" svg:y="14.961cm">
          <draw:text-box>
            <text:p><text:span text:style-name="T1">Possèder</text:span></text:p>
            <text:p text:style-name="P2"><text:span text:style-name="T2">IdUser</text:span></text:p>
            <text:p text:style-name="P2"><text:span text:style-name="T2">idDomInterv</text:span></text:p>
            <text:p><text:span text:style-name="T1"/></text:p>
          </draw:text-box>
        </draw:frame>
        <draw:line draw:style-name="gr9" draw:text-style-name="P5" draw:layer="layout" svg:x1="10.231cm" svg:y1="14.396cm" svg:x2="10.231cm" svg:y2="14.961cm">
          <text:p/>
        </draw:line>
        <draw:line draw:style-name="gr9" draw:text-style-name="P5" draw:layer="layout" svg:x1="10.363cm" svg:y1="16.444cm" svg:x2="10.385cm" svg:y2="16.996cm">
          <text:p/>
        </draw:line>
        <draw:line draw:style-name="gr9" draw:text-style-name="P5" draw:layer="layout" svg:x1="11.476cm" svg:y1="13.251cm" svg:x2="15.434cm" svg:y2="16.196cm">
          <text:p/>
        </draw:line>
        <draw:line draw:style-name="gr9" draw:text-style-name="P5" draw:layer="layout" svg:x1="11.476cm" svg:y1="11.708cm" svg:x2="14.121cm" svg:y2="10.60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Sans1" svg:font-family="'Lucida Sans'" style:font-family-generic="swiss"/>
    <style:font-face style:name="Lucida Sans2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3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Lucida Sans2" style:font-family-asian="'Lucida Sans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8T15:14:26.827000000</meta:creation-date>
    <dc:date>2020-07-16T00:27:22.305000000</dc:date>
    <meta:editing-duration>P1DT9H3M7S</meta:editing-duration>
    <meta:editing-cycles>9</meta:editing-cycles>
    <meta:generator>LibreOffice/6.3.3.2$Windows_X86_64 LibreOffice_project/a64200df03143b798afd1ec74a12ab50359878ed</meta:generator>
    <meta:document-statistic meta:object-count="99"/>
  </office:meta>
</office:document-meta>
</file>